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shapes>
          <draw:frame draw:z-index="0" draw:style-name="gr1" draw:text-style-name="P1" svg:width="28.639cm" svg:height="16.462cm" svg:x="0.534cm" svg:y="5.419cm">
            <draw:object draw:notify-on-update-of-ranges="benchmarks.A2:benchmarks.A11 benchmarks.B1:benchmarks.B1 benchmarks.B2:benchmarks.B11 benchmarks.C1:benchmarks.C1 benchmarks.C2:benchmarks.C11 benchmarks.D1:benchmarks.D1 benchmarks.D2:benchmarks.D11 benchmarks.E1:benchmarks.E1 benchmarks.E2:benchmarks.E11 benchmarks.F1:benchmarks.F1 benchmarks.F2:benchmarks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lr</text:p>
          </table:table-cell>
          <table:table-cell office:value-type="string" calcext:value-type="string">
            <text:p>rdpgen_python</text:p>
          </table:table-cell>
          <table:table-cell office:value-type="string" calcext:value-type="string">
            <text:p>rdpgen_go</text:p>
          </table:table-cell>
          <table:table-cell office:value-type="string" calcext:value-type="string">
            <text:p>rdpgen_cp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51102447509766" calcext:value-type="float">
            <text:p>0.00251102447509766</text:p>
          </table:table-cell>
          <table:table-cell office:value-type="float" office:value="0.132476806640625" calcext:value-type="float">
            <text:p>0.132476806640625</text:p>
          </table:table-cell>
          <table:table-cell office:value-type="float" office:value="0.217594623565674" calcext:value-type="float">
            <text:p>0.217594623565674</text:p>
          </table:table-cell>
          <table:table-cell office:value-type="float" office:value="0.0766348838806152" calcext:value-type="float">
            <text:p>0.0766348838806152</text:p>
          </table:table-cell>
          <table:table-cell office:value-type="float" office:value="0.0782389640808106" calcext:value-type="float">
            <text:p>0.0782389640808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4007511138916" calcext:value-type="float">
            <text:p>0.0074007511138916</text:p>
          </table:table-cell>
          <table:table-cell office:value-type="float" office:value="0.14091944694519" calcext:value-type="float">
            <text:p>0.14091944694519</text:p>
          </table:table-cell>
          <table:table-cell office:value-type="float" office:value="0.0967490673065186" calcext:value-type="float">
            <text:p>0.0967490673065186</text:p>
          </table:table-cell>
          <table:table-cell office:value-type="float" office:value="0.0810656547546387" calcext:value-type="float">
            <text:p>0.0810656547546387</text:p>
          </table:table-cell>
          <table:table-cell office:value-type="float" office:value="0.103217601776123" calcext:value-type="float">
            <text:p>0.103217601776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50572776794434" calcext:value-type="float">
            <text:p>0.00650572776794434</text:p>
          </table:table-cell>
          <table:table-cell office:value-type="float" office:value="0.147806167602539" calcext:value-type="float">
            <text:p>0.147806167602539</text:p>
          </table:table-cell>
          <table:table-cell office:value-type="float" office:value="0.0903058052062988" calcext:value-type="float">
            <text:p>0.0903058052062988</text:p>
          </table:table-cell>
          <table:table-cell office:value-type="float" office:value="0.0691118240356445" calcext:value-type="float">
            <text:p>0.0691118240356445</text:p>
          </table:table-cell>
          <table:table-cell office:value-type="float" office:value="0.139844417572021" calcext:value-type="float">
            <text:p>0.139844417572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41512870788574" calcext:value-type="float">
            <text:p>0.00641512870788574</text:p>
          </table:table-cell>
          <table:table-cell office:value-type="float" office:value="0.14548397064209" calcext:value-type="float">
            <text:p>0.14548397064209</text:p>
          </table:table-cell>
          <table:table-cell office:value-type="float" office:value="0.0969622135162354" calcext:value-type="float">
            <text:p>0.0969622135162354</text:p>
          </table:table-cell>
          <table:table-cell office:value-type="float" office:value="0.0823569297790527" calcext:value-type="float">
            <text:p>0.0823569297790527</text:p>
          </table:table-cell>
          <table:table-cell office:value-type="float" office:value="0.175263404846191" calcext:value-type="float">
            <text:p>0.1752634048461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09891319274902" calcext:value-type="float">
            <text:p>0.00709891319274902</text:p>
          </table:table-cell>
          <table:table-cell office:value-type="float" office:value="0.151682376861572" calcext:value-type="float">
            <text:p>0.151682376861572</text:p>
          </table:table-cell>
          <table:table-cell office:value-type="float" office:value="0.099362850189209" calcext:value-type="float">
            <text:p>0.099362850189209</text:p>
          </table:table-cell>
          <table:table-cell office:value-type="float" office:value="0.0907559394836426" calcext:value-type="float">
            <text:p>0.0907559394836426</text:p>
          </table:table-cell>
          <table:table-cell office:value-type="float" office:value="0.227716684341431" calcext:value-type="float">
            <text:p>0.2277166843414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39843940734863" calcext:value-type="float">
            <text:p>0.00639843940734863</text:p>
          </table:table-cell>
          <table:table-cell office:value-type="float" office:value="0.147101879119873" calcext:value-type="float">
            <text:p>0.147101879119873</text:p>
          </table:table-cell>
          <table:table-cell office:value-type="float" office:value="0.0979838371276856" calcext:value-type="float">
            <text:p>0.0979838371276856</text:p>
          </table:table-cell>
          <table:table-cell office:value-type="float" office:value="0.0861465930938721" calcext:value-type="float">
            <text:p>0.0861465930938721</text:p>
          </table:table-cell>
          <table:table-cell office:value-type="float" office:value="0.294417142868042" calcext:value-type="float">
            <text:p>0.2944171428680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11591339111328" calcext:value-type="float">
            <text:p>0.00611591339111328</text:p>
          </table:table-cell>
          <table:table-cell office:value-type="float" office:value="0.148689985275269" calcext:value-type="float">
            <text:p>0.148689985275269</text:p>
          </table:table-cell>
          <table:table-cell office:value-type="float" office:value="0.101222276687622" calcext:value-type="float">
            <text:p>0.101222276687622</text:p>
          </table:table-cell>
          <table:table-cell office:value-type="float" office:value="0.0786252021789551" calcext:value-type="float">
            <text:p>0.0786252021789551</text:p>
          </table:table-cell>
          <table:table-cell office:value-type="float" office:value="0.378426551818848" calcext:value-type="float">
            <text:p>0.3784265518188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3169002532959" calcext:value-type="float">
            <text:p>0.0063169002532959</text:p>
          </table:table-cell>
          <table:table-cell office:value-type="float" office:value="0.159030199050903" calcext:value-type="float">
            <text:p>0.159030199050903</text:p>
          </table:table-cell>
          <table:table-cell office:value-type="float" office:value="0.0966184139251709" calcext:value-type="float">
            <text:p>0.0966184139251709</text:p>
          </table:table-cell>
          <table:table-cell office:value-type="float" office:value="0.0824294090270996" calcext:value-type="float">
            <text:p>0.0824294090270996</text:p>
          </table:table-cell>
          <table:table-cell office:value-type="float" office:value="0.468430757522583" calcext:value-type="float">
            <text:p>0.4684307575225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633382797241211" calcext:value-type="float">
            <text:p>0.00633382797241211</text:p>
          </table:table-cell>
          <table:table-cell office:value-type="float" office:value="0.15532112121582" calcext:value-type="float">
            <text:p>0.15532112121582</text:p>
          </table:table-cell>
          <table:table-cell office:value-type="float" office:value="0.101154565811157" calcext:value-type="float">
            <text:p>0.101154565811157</text:p>
          </table:table-cell>
          <table:table-cell office:value-type="float" office:value="0.0808150768280029" calcext:value-type="float">
            <text:p>0.0808150768280029</text:p>
          </table:table-cell>
          <table:table-cell office:value-type="float" office:value="0.582158327102661" calcext:value-type="float">
            <text:p>0.582158327102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22844696044922" calcext:value-type="float">
            <text:p>0.00622844696044922</text:p>
          </table:table-cell>
          <table:table-cell office:value-type="float" office:value="0.141764640808105" calcext:value-type="float">
            <text:p>0.141764640808105</text:p>
          </table:table-cell>
          <table:table-cell office:value-type="float" office:value="0.0980470180511475" calcext:value-type="float">
            <text:p>0.0980470180511475</text:p>
          </table:table-cell>
          <table:table-cell office:value-type="float" office:value="0.0902237892150879" calcext:value-type="float">
            <text:p>0.0902237892150879</text:p>
          </table:table-cell>
          <table:table-cell office:value-type="float" office:value="0.687425851821899" calcext:value-type="float">
            <text:p>0.687425851821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6:36:45.661764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7T16:37:57.034828972</dc:date>
    <meta:editing-duration>PT3M31S</meta:editing-duration>
    <meta:editing-cycles>2</meta:editing-cycles>
    <meta:generator>LibreOffice/7.3.1.3$Linux_X86_64 LibreOffice_project/30$Build-3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4cm" svg:height="16.463cm" xlink:href=".." xlink:type="simple" chart:class="chart:line" chart:style-name="ch1">
        <chart:title svg:x="10.387cm" svg:y="0.465cm" chart:style-name="ch2">
          <text:p>Performance of Parsers Parsing JSON</text:p>
        </chart:title>
        <chart:legend chart:legend-position="end" svg:x="25.047cm" svg:y="6.936cm" style:legend-expansion="high" chart:style-name="ch3"/>
        <chart:plot-area chart:style-name="ch4" table:cell-range-address="benchmarks.A2:benchmarks.F11 benchmarks.B1:benchmarks.F1" chart:data-source-has-labels="both" svg:x="1.583cm" svg:y="1.573cm" svg:width="22.892cm" svg:height="13.58cm">
          <chart:coordinate-region svg:x="2.31cm" svg:y="1.772cm" svg:width="21.885cm" svg:height="12.734cm"/>
          <chart:axis chart:dimension="x" chart:name="primary-x" chart:style-name="ch5" chartooo:axis-type="auto">
            <chartooo:date-scale/>
            <chart:title svg:x="9.572cm" svg:y="15.482cm" chart:style-name="ch6">
              <text:p>size (of JSON requested from random data API)</text:p>
            </chart:title>
            <chart:categories table:cell-range-address="benchmarks.A2:benchmarks.A11"/>
          </chart:axis>
          <chart:axis chart:dimension="y" chart:name="primary-y" chart:style-name="ch5">
            <chart:title svg:x="0.451cm" svg:y="9.479cm" chart:style-name="ch7">
              <text:p>time (seconds)</text:p>
            </chart:title>
            <chart:grid chart:style-name="ch8" chart:class="major"/>
          </chart:axis>
          <chart:series chart:style-name="ch9" chart:values-cell-range-address="benchmarks.B2:benchmarks.B11" chart:label-cell-address="benchmarks.B1:benchmarks.B1" chart:class="chart:line">
            <chart:data-point chart:repeated="10"/>
          </chart:series>
          <chart:series chart:style-name="ch10" chart:values-cell-range-address="benchmarks.C2:benchmarks.C11" chart:label-cell-address="benchmarks.C1:benchmarks.C1" chart:class="chart:line">
            <chart:data-point chart:repeated="10"/>
          </chart:series>
          <chart:series chart:style-name="ch11" chart:values-cell-range-address="benchmarks.D2:benchmarks.D11" chart:label-cell-address="benchmarks.D1:benchmarks.D1" chart:class="chart:line">
            <chart:data-point chart:repeated="10"/>
          </chart:series>
          <chart:series chart:style-name="ch12" chart:values-cell-range-address="benchmarks.E2:benchmarks.E11" chart:label-cell-address="benchmarks.E1:benchmarks.E1" chart:class="chart:line">
            <chart:data-point chart:repeated="10"/>
          </chart:series>
          <chart:series chart:style-name="ch13" chart:values-cell-range-address="benchmarks.F2:benchmarks.F11" chart:label-cell-address="benchmarks.F1:benchmarks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on</text:p>
                <draw:g>
                  <svg:desc>benchmarks.B1:benchmarks.B1</svg:desc>
                </draw:g>
              </table:table-cell>
              <table:table-cell office:value-type="string">
                <text:p>antlr</text:p>
                <draw:g>
                  <svg:desc>benchmarks.C1:benchmarks.C1</svg:desc>
                </draw:g>
              </table:table-cell>
              <table:table-cell office:value-type="string">
                <text:p>rdpgen_python</text:p>
                <draw:g>
                  <svg:desc>benchmarks.D1:benchmarks.D1</svg:desc>
                </draw:g>
              </table:table-cell>
              <table:table-cell office:value-type="string">
                <text:p>rdpgen_go</text:p>
                <draw:g>
                  <svg:desc>benchmarks.E1:benchmarks.E1</svg:desc>
                </draw:g>
              </table:table-cell>
              <table:table-cell office:value-type="string">
                <text:p>rdpgen_cpp</text:p>
                <draw:g>
                  <svg:desc>benchmarks.F1:benchmarks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enchmarks.A2:benchmarks.A11</svg:desc>
                </draw:g>
              </table:table-cell>
              <table:table-cell office:value-type="float" office:value="0.00251102447509766">
                <text:p>0.00251102447509766</text:p>
                <draw:g>
                  <svg:desc>benchmarks.B2:benchmarks.B11</svg:desc>
                </draw:g>
              </table:table-cell>
              <table:table-cell office:value-type="float" office:value="0.132476806640625">
                <text:p>0.132476806640625</text:p>
                <draw:g>
                  <svg:desc>benchmarks.C2:benchmarks.C11</svg:desc>
                </draw:g>
              </table:table-cell>
              <table:table-cell office:value-type="float" office:value="0.217594623565674">
                <text:p>0.217594623565674</text:p>
                <draw:g>
                  <svg:desc>benchmarks.D2:benchmarks.D11</svg:desc>
                </draw:g>
              </table:table-cell>
              <table:table-cell office:value-type="float" office:value="0.0766348838806152">
                <text:p>0.0766348838806152</text:p>
                <draw:g>
                  <svg:desc>benchmarks.E2:benchmarks.E11</svg:desc>
                </draw:g>
              </table:table-cell>
              <table:table-cell office:value-type="float" office:value="0.0782389640808106">
                <text:p>0.0782389640808106</text:p>
                <draw:g>
                  <svg:desc>benchmarks.F2:benchmarks.F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74007511138916">
                <text:p>0.0074007511138916</text:p>
              </table:table-cell>
              <table:table-cell office:value-type="float" office:value="0.14091944694519">
                <text:p>0.14091944694519</text:p>
              </table:table-cell>
              <table:table-cell office:value-type="float" office:value="0.0967490673065186">
                <text:p>0.0967490673065186</text:p>
              </table:table-cell>
              <table:table-cell office:value-type="float" office:value="0.0810656547546387">
                <text:p>0.0810656547546387</text:p>
              </table:table-cell>
              <table:table-cell office:value-type="float" office:value="0.103217601776123">
                <text:p>0.1032176017761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50572776794434">
                <text:p>0.00650572776794434</text:p>
              </table:table-cell>
              <table:table-cell office:value-type="float" office:value="0.147806167602539">
                <text:p>0.147806167602539</text:p>
              </table:table-cell>
              <table:table-cell office:value-type="float" office:value="0.0903058052062988">
                <text:p>0.0903058052062988</text:p>
              </table:table-cell>
              <table:table-cell office:value-type="float" office:value="0.0691118240356445">
                <text:p>0.0691118240356445</text:p>
              </table:table-cell>
              <table:table-cell office:value-type="float" office:value="0.139844417572021">
                <text:p>0.1398444175720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641512870788574">
                <text:p>0.00641512870788574</text:p>
              </table:table-cell>
              <table:table-cell office:value-type="float" office:value="0.14548397064209">
                <text:p>0.14548397064209</text:p>
              </table:table-cell>
              <table:table-cell office:value-type="float" office:value="0.0969622135162354">
                <text:p>0.0969622135162354</text:p>
              </table:table-cell>
              <table:table-cell office:value-type="float" office:value="0.0823569297790527">
                <text:p>0.0823569297790527</text:p>
              </table:table-cell>
              <table:table-cell office:value-type="float" office:value="0.175263404846191">
                <text:p>0.1752634048461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709891319274902">
                <text:p>0.00709891319274902</text:p>
              </table:table-cell>
              <table:table-cell office:value-type="float" office:value="0.151682376861572">
                <text:p>0.151682376861572</text:p>
              </table:table-cell>
              <table:table-cell office:value-type="float" office:value="0.099362850189209">
                <text:p>0.099362850189209</text:p>
              </table:table-cell>
              <table:table-cell office:value-type="float" office:value="0.0907559394836426">
                <text:p>0.0907559394836426</text:p>
              </table:table-cell>
              <table:table-cell office:value-type="float" office:value="0.227716684341431">
                <text:p>0.2277166843414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639843940734863">
                <text:p>0.00639843940734863</text:p>
              </table:table-cell>
              <table:table-cell office:value-type="float" office:value="0.147101879119873">
                <text:p>0.147101879119873</text:p>
              </table:table-cell>
              <table:table-cell office:value-type="float" office:value="0.0979838371276856">
                <text:p>0.0979838371276856</text:p>
              </table:table-cell>
              <table:table-cell office:value-type="float" office:value="0.0861465930938721">
                <text:p>0.0861465930938721</text:p>
              </table:table-cell>
              <table:table-cell office:value-type="float" office:value="0.294417142868042">
                <text:p>0.2944171428680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611591339111328">
                <text:p>0.00611591339111328</text:p>
              </table:table-cell>
              <table:table-cell office:value-type="float" office:value="0.148689985275269">
                <text:p>0.148689985275269</text:p>
              </table:table-cell>
              <table:table-cell office:value-type="float" office:value="0.101222276687622">
                <text:p>0.101222276687622</text:p>
              </table:table-cell>
              <table:table-cell office:value-type="float" office:value="0.0786252021789551">
                <text:p>0.0786252021789551</text:p>
              </table:table-cell>
              <table:table-cell office:value-type="float" office:value="0.378426551818848">
                <text:p>0.3784265518188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3169002532959">
                <text:p>0.0063169002532959</text:p>
              </table:table-cell>
              <table:table-cell office:value-type="float" office:value="0.159030199050903">
                <text:p>0.159030199050903</text:p>
              </table:table-cell>
              <table:table-cell office:value-type="float" office:value="0.0966184139251709">
                <text:p>0.0966184139251709</text:p>
              </table:table-cell>
              <table:table-cell office:value-type="float" office:value="0.0824294090270996">
                <text:p>0.0824294090270996</text:p>
              </table:table-cell>
              <table:table-cell office:value-type="float" office:value="0.468430757522583">
                <text:p>0.4684307575225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633382797241211">
                <text:p>0.00633382797241211</text:p>
              </table:table-cell>
              <table:table-cell office:value-type="float" office:value="0.15532112121582">
                <text:p>0.15532112121582</text:p>
              </table:table-cell>
              <table:table-cell office:value-type="float" office:value="0.101154565811157">
                <text:p>0.101154565811157</text:p>
              </table:table-cell>
              <table:table-cell office:value-type="float" office:value="0.0808150768280029">
                <text:p>0.0808150768280029</text:p>
              </table:table-cell>
              <table:table-cell office:value-type="float" office:value="0.582158327102661">
                <text:p>0.5821583271026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22844696044922">
                <text:p>0.00622844696044922</text:p>
              </table:table-cell>
              <table:table-cell office:value-type="float" office:value="0.141764640808105">
                <text:p>0.141764640808105</text:p>
              </table:table-cell>
              <table:table-cell office:value-type="float" office:value="0.0980470180511475">
                <text:p>0.0980470180511475</text:p>
              </table:table-cell>
              <table:table-cell office:value-type="float" office:value="0.0902237892150879">
                <text:p>0.0902237892150879</text:p>
              </table:table-cell>
              <table:table-cell office:value-type="float" office:value="0.687425851821899">
                <text:p>0.687425851821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